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top="0.0694in" fo:margin-bottom="0.0694in" fo:line-height="100%"/>
    </style:style>
    <style:style style:name="T2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3" style:parent-style-name="Normal" style:list-style-name="LFO2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4" style:parent-style-name="Normal" style:list-style-name="LFO2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5" style:parent-style-name="Normal" style:family="paragraph">
      <style:paragraph-properties fo:margin-top="0.0694in" fo:margin-bottom="0.0694in" fo:line-height="100%"/>
    </style:style>
    <style:style style:name="T6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7" style:parent-style-name="Normal" style:list-style-name="LFO3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8" style:parent-style-name="Normal" style:list-style-name="LFO3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9" style:parent-style-name="Normal" style:list-style-name="LFO3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10" style:parent-style-name="Normal" style:list-style-name="LFO3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11" style:parent-style-name="Normal" style:family="paragraph">
      <style:paragraph-properties fo:margin-top="0.0694in" fo:margin-bottom="0.0694in" fo:line-height="100%"/>
    </style:style>
    <style:style style:name="T12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13" style:parent-style-name="Normal" style:list-style-name="LFO4" style:family="paragraph">
      <style:paragraph-properties fo:margin-top="0.0694in" fo:margin-bottom="0.0694in" fo:line-height="100%"/>
    </style:style>
    <style:style style:name="T14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15" style:parent-style-name="Normal" style:list-style-name="LFO4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16" style:parent-style-name="Normal" style:list-style-name="LFO4" style:family="paragraph">
      <style:paragraph-properties fo:margin-top="0.0694in" fo:margin-bottom="0.0694in" fo:line-height="100%"/>
    </style:style>
    <style:style style:name="T17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18" style:parent-style-name="Normal" style:list-style-name="LFO4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19" style:parent-style-name="Normal" style:list-style-name="LFO4" style:family="paragraph">
      <style:paragraph-properties fo:margin-top="0.0694in" fo:margin-bottom="0.0694in" fo:line-height="100%"/>
    </style:style>
    <style:style style:name="T20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21" style:parent-style-name="Normal" style:list-style-name="LFO4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22" style:parent-style-name="Normal" style:family="paragraph">
      <style:paragraph-properties fo:margin-top="0.0694in" fo:margin-bottom="0.0694in" fo:line-height="100%"/>
    </style:style>
    <style:style style:name="T23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24" style:parent-style-name="Normal" style:list-style-name="LFO5" style:family="paragraph">
      <style:paragraph-properties fo:margin-top="0.0694in" fo:margin-bottom="0.0694in" fo:line-height="100%"/>
    </style:style>
    <style:style style:name="T25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26" style:parent-style-name="Normal" style:list-style-name="LFO5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27" style:parent-style-name="Normal" style:list-style-name="LFO5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28" style:parent-style-name="Normal" style:list-style-name="LFO5" style:family="paragraph">
      <style:paragraph-properties fo:margin-top="0.0694in" fo:margin-bottom="0.0694in" fo:line-height="100%"/>
    </style:style>
    <style:style style:name="T29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30" style:parent-style-name="Normal" style:list-style-name="LFO5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31" style:parent-style-name="Normal" style:list-style-name="LFO5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32" style:parent-style-name="Normal" style:family="paragraph">
      <style:paragraph-properties fo:margin-top="0.0694in" fo:margin-bottom="0.0694in" fo:line-height="100%"/>
    </style:style>
    <style:style style:name="T33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34" style:parent-style-name="Normal" style:list-style-name="LFO6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35" style:parent-style-name="Normal" style:family="paragraph">
      <style:paragraph-properties fo:margin-bottom="0in" fo:line-height="100%"/>
    </style:style>
    <style:style style:name="T36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37" style:parent-style-name="Normal" style:family="paragraph">
      <style:paragraph-properties fo:margin-top="0.0694in" fo:margin-bottom="0.0694in" fo:line-height="100%"/>
    </style:style>
    <style:style style:name="T38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39" style:parent-style-name="Normal" style:family="paragraph">
      <style:paragraph-properties fo:margin-top="0.0694in" fo:margin-bottom="0.0694in" fo:line-height="100%"/>
    </style:style>
    <style:style style:name="T40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41" style:parent-style-name="Normal" style:list-style-name="LFO7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42" style:parent-style-name="Normal" style:list-style-name="LFO7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43" style:parent-style-name="Normal" style:family="paragraph">
      <style:paragraph-properties fo:margin-top="0.0694in" fo:margin-bottom="0.0694in" fo:line-height="100%"/>
    </style:style>
    <style:style style:name="T44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45" style:parent-style-name="Normal" style:list-style-name="LFO8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46" style:parent-style-name="Normal" style:list-style-name="LFO8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47" style:parent-style-name="Normal" style:list-style-name="LFO8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48" style:parent-style-name="Normal" style:family="paragraph">
      <style:paragraph-properties fo:margin-top="0.0694in" fo:margin-bottom="0.0694in" fo:line-height="100%"/>
    </style:style>
    <style:style style:name="T49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50" style:parent-style-name="Normal" style:list-style-name="LFO9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51" style:parent-style-name="Normal" style:list-style-name="LFO9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52" style:parent-style-name="Normal" style:list-style-name="LFO9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53" style:parent-style-name="Normal" style:list-style-name="LFO9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54" style:parent-style-name="Normal" style:family="paragraph">
      <style:paragraph-properties fo:margin-top="0.0694in" fo:margin-bottom="0.0694in" fo:line-height="100%"/>
    </style:style>
    <style:style style:name="T55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56" style:parent-style-name="Normal" style:list-style-name="LFO10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57" style:parent-style-name="Normal" style:family="paragraph">
      <style:paragraph-properties fo:margin-top="0.0694in" fo:margin-bottom="0.0694in" fo:line-height="100%"/>
    </style:style>
    <style:style style:name="T58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59" style:parent-style-name="Normal" style:list-style-name="LFO1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60" style:parent-style-name="Normal" style:list-style-name="LFO1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61" style:parent-style-name="Normal" style:family="paragraph">
      <style:paragraph-properties fo:margin-top="0.0694in" fo:margin-bottom="0.0694in" fo:line-height="100%"/>
    </style:style>
    <style:style style:name="T62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63" style:parent-style-name="Normal" style:list-style-name="LFO12" style:family="paragraph">
      <style:paragraph-properties fo:margin-top="0.0694in" fo:margin-bottom="0.0694in" fo:line-height="100%"/>
    </style:style>
    <style:style style:name="T64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65" style:parent-style-name="Normal" style:list-style-name="LFO12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66" style:parent-style-name="Normal" style:list-style-name="LFO12" style:family="paragraph">
      <style:paragraph-properties fo:margin-top="0.0694in" fo:margin-bottom="0.0694in" fo:line-height="100%"/>
    </style:style>
    <style:style style:name="T67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68" style:parent-style-name="Normal" style:list-style-name="LFO12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69" style:parent-style-name="Normal" style:list-style-name="LFO12" style:family="paragraph">
      <style:paragraph-properties fo:margin-top="0.0694in" fo:margin-bottom="0.0694in" fo:line-height="100%"/>
    </style:style>
    <style:style style:name="T70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71" style:parent-style-name="Normal" style:list-style-name="LFO12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72" style:parent-style-name="Normal" style:family="paragraph">
      <style:paragraph-properties fo:margin-top="0.0694in" fo:margin-bottom="0.0694in" fo:line-height="100%"/>
    </style:style>
    <style:style style:name="T73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74" style:parent-style-name="Normal" style:list-style-name="LFO13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75" style:parent-style-name="Normal" style:list-style-name="LFO13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76" style:parent-style-name="Normal" style:list-style-name="LFO13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77" style:parent-style-name="Normal" style:family="paragraph">
      <style:paragraph-properties fo:margin-bottom="0in" fo:line-height="100%"/>
    </style:style>
    <style:style style:name="T78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79" style:parent-style-name="Normal" style:family="paragraph">
      <style:paragraph-properties fo:margin-top="0.0694in" fo:margin-bottom="0.0694in" fo:line-height="100%"/>
    </style:style>
    <style:style style:name="T80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81" style:parent-style-name="Normal" style:family="paragraph">
      <style:paragraph-properties fo:margin-top="0.0694in" fo:margin-bottom="0.0694in" fo:line-height="100%"/>
    </style:style>
    <style:style style:name="T82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83" style:parent-style-name="Normal" style:family="paragraph">
      <style:paragraph-properties fo:margin-top="0.0694in" fo:margin-bottom="0.0694in" fo:line-height="100%"/>
    </style:style>
    <style:style style:name="T84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fo:language="en" fo:country="US" style:language-asian="da" style:country-asian="DK"/>
    </style:style>
    <style:style style:name="P8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8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8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8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8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9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9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9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9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9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9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9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9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9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9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0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0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0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0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0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P10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06" style:parent-style-name="Standardskrifttypeiafsni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da" style:country-asian="DK"/>
    </style:style>
    <style:style style:name="T107" style:parent-style-name="Standardskrifttypeiafsni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<text:span text:style-name="T2">2. GoF State: Nested States</text:span></text:p>
      <text:list text:style-name="LFO2" text:continue-numbering="true">
        <text:list-item>
          <text:p text:style-name="P3">Brug af nested states til at håndtere komplekse state machines.</text:p>
        </text:list-item>
        <text:list-item>
          <text:p text:style-name="P4">Eksempel: Lommelygte med tilstande som OFF, ON, Low og High, kontrolleret af PWR og MODE knapper.</text:p>
        </text:list-item>
      </text:list>
      <text:p text:style-name="P5"><text:span text:style-name="T6">3. GoF State: Orthogonal States</text:span></text:p>
      <text:list text:style-name="LFO3" text:continue-numbering="true">
        <text:list-item>
          <text:p text:style-name="P7">Håndtering af orthogonal states ved at kombinere flere state machines.</text:p>
        </text:list-item>
        <text:list-item>
          <text:p text:style-name="P8">To implementeringsstrategier:</text:p>
          <text:list text:continue-numbering="true">
            <text:list-item>
              <text:p text:style-name="P9">Sammenfald til en enkelt state machine.</text:p>
            </text:list-item>
            <text:list-item>
              <text:p text:style-name="P10">Opret to separate state machines og lad konteksten holde en reference til begge.</text:p>
            </text:list-item>
          </text:list>
        </text:list-item>
      </text:list>
      <text:p text:style-name="P11"><text:span text:style-name="T12">4. Implementation af Orthogonal States</text:span></text:p>
      <text:list text:style-name="LFO4" text:continue-numbering="true">
        <text:list-item>
          <text:p text:style-name="P13"><text:span text:style-name="T14">FlashLight Class:</text:span></text:p>
          <text:list text:continue-numbering="true">
            <text:list-item>
              <text:p text:style-name="P15">Interface og funktioner til at håndtere tilstande og handlinger.</text:p>
            </text:list-item>
          </text:list>
        </text:list-item>
        <text:list-item>
          <text:p text:style-name="P16"><text:span text:style-name="T17">IntensityState Class:</text:span></text:p>
          <text:list text:continue-numbering="true">
            <text:list-item>
              <text:p text:style-name="P18">Metoder til at håndtere tilstandsovergange for lysintensitet.</text:p>
            </text:list-item>
          </text:list>
        </text:list-item>
        <text:list-item>
          <text:p text:style-name="P19"><text:span text:style-name="T20">ColorState Class:</text:span></text:p>
          <text:list text:continue-numbering="true">
            <text:list-item>
              <text:p text:style-name="P21">Metoder til at håndtere tilstandsovergange for lysfarver.</text:p>
            </text:list-item>
          </text:list>
        </text:list-item>
      </text:list>
      <text:p text:style-name="P22"><text:span text:style-name="T23">5. State vs. Strategy</text:span></text:p>
      <text:list text:style-name="LFO5" text:continue-numbering="true">
        <text:list-item>
          <text:p text:style-name="P24"><text:span text:style-name="T25">State Pattern:</text:span></text:p>
          <text:list text:continue-numbering="true">
            <text:list-item>
              <text:p text:style-name="P26">Bruges til at modellere et system med tilstande.</text:p>
            </text:list-item>
            <text:list-item>
              <text:p text:style-name="P27">Overgange mellem tilstande håndteres af tilstandene selv.</text:p>
            </text:list-item>
          </text:list>
        </text:list-item>
        <text:list-item>
          <text:p text:style-name="P28"><text:span text:style-name="T29">Strategy Pattern:</text:span></text:p>
          <text:list text:continue-numbering="true">
            <text:list-item>
              <text:p text:style-name="P30">Bruges til at ændre adfærden af en del af et program.</text:p>
            </text:list-item>
            <text:list-item>
              <text:p text:style-name="P31">Klienten kan ændre algoritmen ved kørselstidspunkt.</text:p>
            </text:list-item>
          </text:list>
        </text:list-item>
      </text:list>
      <text:p text:style-name="P32"><text:span text:style-name="T33">6. Begrænsninger ved State Pattern</text:span></text:p>
      <text:list text:style-name="LFO6" text:continue-numbering="true">
        <text:list-item>
          <text:p text:style-name="P34">Beskriver potentielle udfordringer ved implementering af komplekse state machines.</text:p>
        </text:list-item>
      </text:list>
      <text:p text:style-name="P35"><text:span text:style-name="T36"><draw:custom-shape svg:x="0in" svg:y="0in" svg:width="45.51042in" svg:height="0.00139in" draw:z-index="0" draw:id="id0" draw:style-name="a0" draw:name="Horizontal Line 1" text:anchor-type="as-char"><svg:title/><svg:desc/><draw:enhanced-geometry draw:type="non-primitive" svg:viewBox="0 0 21600 21600" draw:enhanced-path="M 0 0 L 21600 0 21600 21600 0 21600 Z N"/></draw:custom-shape></text:span></text:p>
      <text:p text:style-name="P37"><text:span text:style-name="T38">Noter til "8.1 - Patterns - State"</text:span></text:p>
      <text:p text:style-name="P39"><text:span text:style-name="T40">1. Introduktion til State Machines</text:span></text:p>
      <text:list text:style-name="LFO7" text:continue-numbering="true">
        <text:list-item>
          <text:p text:style-name="P41">Forelæser: Claudio Gomes</text:p>
        </text:list-item>
        <text:list-item>
          <text:p text:style-name="P42">Version: 1.0.2</text:p>
        </text:list-item>
      </text:list>
      <text:p text:style-name="P43"><text:span text:style-name="T44">2. State Machines</text:span></text:p>
      <text:list text:style-name="LFO8" text:continue-numbering="true">
        <text:list-item>
          <text:p text:style-name="P45">Model af et system med en endelig mængde af tilstande.</text:p>
        </text:list-item>
        <text:list-item>
          <text:p text:style-name="P46">Systemet kan skifte mellem tilstande, når begivenheder opstår.</text:p>
        </text:list-item>
        <text:list-item>
          <text:p text:style-name="P47">Eksempel: Lyskontakt med tilstandene ON og OFF.</text:p>
        </text:list-item>
      </text:list>
      <text:p text:style-name="P48"><text:span text:style-name="T49">3. Implementering af State Machines</text:span></text:p>
      <text:list text:style-name="LFO9" text:continue-numbering="true">
        <text:list-item>
          <text:p text:style-name="P50">Tre almindelige implementeringer:</text:p>
          <text:list text:continue-numbering="true">
            <text:list-item>
              <text:p text:style-name="P51">Switch-case.</text:p>
            </text:list-item>
            <text:list-item>
              <text:p text:style-name="P52">State/event tabeller.</text:p>
            </text:list-item>
            <text:list-item>
              <text:p text:style-name="P53">GoF State Pattern.</text:p>
            </text:list-item>
          </text:list>
        </text:list-item>
      </text:list>
      <text:p text:style-name="P54"><text:span text:style-name="T55">4. Eksempel på Switch-case Implementering</text:span></text:p>
      <text:list text:style-name="LFO10" text:continue-numbering="true">
        <text:list-item>
          <text:p text:style-name="P56">Implementering af en lommelygte med forskellige tilstande ved hjælp af switch-case strukturer.</text:p>
        </text:list-item>
      </text:list>
      <text:p text:style-name="P57"><text:span text:style-name="T58">5. GoF State Pattern</text:span></text:p>
      <text:list text:style-name="LFO11" text:continue-numbering="true">
        <text:list-item>
          <text:p text:style-name="P59">Når state machines bliver komplekse, bliver switch-case og tabelimplementeringer rodet og svære at teste.</text:p>
        </text:list-item>
        <text:list-item>
          <text:p text:style-name="P60">Introduktion af GoF State Pattern for at håndtere komplekse state machines.</text:p>
        </text:list-item>
      </text:list>
      <text:p text:style-name="P61"><text:span text:style-name="T62">6. Struktur og Overgange i State Pattern</text:span></text:p>
      <text:list text:style-name="LFO12" text:continue-numbering="true">
        <text:list-item>
          <text:p text:style-name="P63"><text:span text:style-name="T64">Context Class:</text:span></text:p>
          <text:list text:continue-numbering="true">
            <text:list-item>
              <text:p text:style-name="P65">Ejer state machine og indeholder event handlers og handlinger.</text:p>
            </text:list-item>
          </text:list>
        </text:list-item>
        <text:list-item>
          <text:p text:style-name="P66"><text:span text:style-name="T67">State Class:</text:span></text:p>
          <text:list text:continue-numbering="true">
            <text:list-item>
              <text:p text:style-name="P68">Abstrakt klasse med standardimplementering af event handlers.</text:p>
            </text:list-item>
          </text:list>
        </text:list-item>
        <text:list-item>
          <text:p text:style-name="P69"><text:span text:style-name="T70">Concrete State Classes:</text:span></text:p>
          <text:list text:continue-numbering="true">
            <text:list-item>
              <text:p text:style-name="P71">Implementerer specifikke tilstande og deres event handlers.</text:p>
            </text:list-item>
          </text:list>
        </text:list-item>
      </text:list>
      <text:p text:style-name="P72"><text:span text:style-name="T73">7. Fordele ved GoF State Pattern</text:span></text:p>
      <text:list text:style-name="LFO13" text:continue-numbering="true">
        <text:list-item>
          <text:p text:style-name="P74">Hver tilstand implementeres som en underklasse af en fælles abstrakt state klasse.</text:p>
        </text:list-item>
        <text:list-item>
          <text:p text:style-name="P75">Konteksten refererer til én state objekt ad gangen og delegerer state-afhængig adfærd til dette objekt.</text:p>
        </text:list-item>
        <text:list-item>
          <text:p text:style-name="P76">State klasserne holdes statsløse og kan implementeres som singleton.</text:p>
        </text:list-item>
      </text:list>
      <text:p text:style-name="P77"><text:span text:style-name="T78"><draw:custom-shape svg:x="0in" svg:y="0in" svg:width="45.51042in" svg:height="0.00139in" draw:z-index="0" draw:id="id1" draw:style-name="a1" draw:name="Horizontal Line 2" text:anchor-type="as-char"><svg:title/><svg:desc/><draw:enhanced-geometry draw:type="non-primitive" svg:viewBox="0 0 21600 21600" draw:enhanced-path="M 0 0 L 21600 0 21600 21600 0 21600 Z N"/></draw:custom-shape></text:span></text:p>
      <text:p text:style-name="P79"><text:span text:style-name="T80">Kodeeksempler i C++</text:span></text:p>
      <text:p text:style-name="P81"><text:span text:style-name="T82">GoF Template Method</text:span></text:p>
      <text:p text:style-name="P83"><text:span text:style-name="T84">AbstractClass og ConcreteClass:</text:span></text:p>
      <text:p text:style-name="P85">#include &lt;iostream&gt;</text:p>
      <text:p text:style-name="P86"/>
      <text:p text:style-name="P87">class AbstractClass {</text:p>
      <text:p text:style-name="P88">public:</text:p>
      <text:p text:style-name="P89"><text:s text:c="4"/>void TemplateMethod() {</text:p>
      <text:soft-page-break/>
      <text:p text:style-name="P90"><text:s text:c="8"/>MethodX();</text:p>
      <text:p text:style-name="P91"><text:s text:c="8"/>MethodA();</text:p>
      <text:p text:style-name="P92"><text:s text:c="8"/>MethodB();</text:p>
      <text:p text:style-name="P93"><text:s text:c="8"/>MethodY();</text:p>
      <text:p text:style-name="P94"><text:s text:c="4"/>}</text:p>
      <text:p text:style-name="P95">protected:</text:p>
      <text:p text:style-name="P96"><text:s text:c="4"/>virtual void MethodA() = 0;</text:p>
      <text:p text:style-name="P97"><text:s text:c="4"/>virtual void MethodB() = 0;</text:p>
      <text:p text:style-name="P98">private:</text:p>
      <text:p text:style-name="P99"><text:s text:c="4"/>void MethodX() { std::cout &lt;&lt; "MethodX called\n"; }</text:p>
      <text:p text:style-name="P100"><text:s text:c="4"/>void MethodY() { std::cout &lt;&lt; "MethodY called\n"; }</text:p>
      <text:p text:style-name="P101">};</text:p>
      <text:p text:style-name="P102"/>
      <text:p text:style-name="P103">class ConcreteClass1 : public AbstractClass {</text:p>
      <text:p text:style-name="P104">protected:</text:p>
      <text:p text:style-name="P105"><text:span text:style-name="T106"><text:s text:c="4"/></text:span><text:span text:style-name="T107">void MethodA() override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905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Overskrift1" style:display-name="Overskrift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Overskrift2" style:display-name="Overskrift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Overskrift3" style:display-name="Overskrift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Overskrift4" style:display-name="Overskrift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Overskrift5" style:display-name="Overskrift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Overskrift6" style:display-name="Overskrift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Overskrift7" style:display-name="Overskrift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Overskrift8" style:display-name="Overskrift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Overskrift9" style:display-name="Overskrift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Standardskrifttypeiafsnit" style:display-name="Standardskrifttype i afsnit" style:family="text"/>
    <style:style style:name="Overskrift1Tegn" style:display-name="Overskrift 1 Tegn" style:family="text" style:parent-style-name="Standardskrifttypeiafsni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Overskrift2Tegn" style:display-name="Overskrift 2 Tegn" style:family="text" style:parent-style-name="Standardskrifttypeiafsni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Overskrift3Tegn" style:display-name="Overskrift 3 Tegn" style:family="text" style:parent-style-name="Standardskrifttypeiafsnit">
      <style:text-properties style:font-name-asian="Times New Roman" style:font-name-complex="Times New Roman" fo:color="#0F4761" fo:font-size="14pt" style:font-size-asian="14pt" style:font-size-complex="14pt"/>
    </style:style>
    <style:style style:name="Overskrift4Tegn" style:display-name="Overskrift 4 Tegn" style:family="text" style:parent-style-name="Standardskrifttypeiafsnit">
      <style:text-properties style:font-name-asian="Times New Roman" style:font-name-complex="Times New Roman" fo:font-style="italic" style:font-style-asian="italic" style:font-style-complex="italic" fo:color="#0F4761"/>
    </style:style>
    <style:style style:name="Overskrift5Tegn" style:display-name="Overskrift 5 Tegn" style:family="text" style:parent-style-name="Standardskrifttypeiafsnit">
      <style:text-properties style:font-name-asian="Times New Roman" style:font-name-complex="Times New Roman" fo:color="#0F4761"/>
    </style:style>
    <style:style style:name="Overskrift6Tegn" style:display-name="Overskrift 6 Tegn" style:family="text" style:parent-style-name="Standardskrifttypeiafsnit">
      <style:text-properties style:font-name-asian="Times New Roman" style:font-name-complex="Times New Roman" fo:font-style="italic" style:font-style-asian="italic" style:font-style-complex="italic" fo:color="#595959"/>
    </style:style>
    <style:style style:name="Overskrift7Tegn" style:display-name="Overskrift 7 Tegn" style:family="text" style:parent-style-name="Standardskrifttypeiafsnit">
      <style:text-properties style:font-name-asian="Times New Roman" style:font-name-complex="Times New Roman" fo:color="#595959"/>
    </style:style>
    <style:style style:name="Overskrift8Tegn" style:display-name="Overskrift 8 Tegn" style:family="text" style:parent-style-name="Standardskrifttypeiafsnit">
      <style:text-properties style:font-name-asian="Times New Roman" style:font-name-complex="Times New Roman" fo:font-style="italic" style:font-style-asian="italic" style:font-style-complex="italic" fo:color="#272727"/>
    </style:style>
    <style:style style:name="Overskrift9Tegn" style:display-name="Overskrift 9 Tegn" style:family="text" style:parent-style-name="Standardskrifttypeiafsnit">
      <style:text-properties style:font-name-asian="Times New Roman" style:font-name-complex="Times New Roman" fo:color="#272727"/>
    </style:style>
    <style:style style:name="Titel" style:display-name="Titel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Tegn" style:display-name="Titel Tegn" style:family="text" style:parent-style-name="Standardskrifttypeiafsni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dertitel" style:display-name="Undertitel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UndertitelTegn" style:display-name="Undertitel Tegn" style:family="text" style:parent-style-name="Standardskrifttypeiafsni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" style:display-name="Citat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Tegn" style:display-name="Citat Tegn" style:family="text" style:parent-style-name="Standardskrifttypeiafsnit">
      <style:text-properties fo:font-style="italic" style:font-style-asian="italic" style:font-style-complex="italic" fo:color="#404040"/>
    </style:style>
    <style:style style:name="Listeafsnit" style:display-name="Listeafsnit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Kraftigfremhævning" style:display-name="Kraftig fremhævning" style:family="text" style:parent-style-name="Standardskrifttypeiafsnit">
      <style:text-properties fo:font-style="italic" style:font-style-asian="italic" style:font-style-complex="italic" fo:color="#0F4761"/>
    </style:style>
    <style:style style:name="Stærktcitat" style:display-name="Stærkt citat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StærktcitatTegn" style:display-name="Stærkt citat Tegn" style:family="text" style:parent-style-name="Standardskrifttypeiafsnit">
      <style:text-properties fo:font-style="italic" style:font-style-asian="italic" style:font-style-complex="italic" fo:color="#0F4761"/>
    </style:style>
    <style:style style:name="Kraftighenvisning" style:display-name="Kraftig henvisning" style:family="text" style:parent-style-name="Standardskrifttypeiafsnit">
      <style:text-properties fo:font-weight="bold" style:font-weight-asian="bold" style:font-weight-complex="bold" fo:font-variant="small-caps" fo:color="#0F4761" fo:letter-spacing="0.0034in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 fo:hyphenate="false"/>
    </style:style>
    <style:style style:name="Stærk" style:display-name="Stærk" style:family="text" style:parent-style-name="Standardskrifttypeiafsnit">
      <style:text-properties fo:font-weight="bold" style:font-weight-asian="bold" style:font-weight-complex="bold"/>
    </style:style>
    <style:style style:name="FormateretHTML" style:display-name="Formateret HTML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 fo:hyphenate="false"/>
    </style:style>
    <style:style style:name="FormateretHTMLTegn" style:display-name="Formateret HTML Tegn" style:family="text" style:parent-style-name="Standardskrifttypeiafsnit">
      <style:text-properties style:font-name="Courier New" style:font-name-asian="Times New Roman" style:font-name-complex="Courier New" style:letter-kerning="false" fo:font-size="10pt" style:font-size-asian="10pt" style:font-size-complex="10pt" style:language-asian="da" style:country-asian="DK"/>
    </style:style>
    <style:style style:name="HTML-kode" style:display-name="HTML-kode" style:family="text" style:parent-style-name="Standardskrifttypeiafsnit">
      <style:text-properties style:font-name="Courier New" style:font-name-asian="Times New Roman" style:font-name-complex="Courier New" fo:font-size="10pt" style:font-size-asian="10pt" style:font-size-complex="10pt"/>
    </style:style>
    <style:style style:name="hljs-meta" style:display-name="hljs-meta" style:family="text" style:parent-style-name="Standardskrifttypeiafsnit"/>
    <style:style style:name="hljs-keyword" style:display-name="hljs-keyword" style:family="text" style:parent-style-name="Standardskrifttypeiafsnit"/>
    <style:style style:name="hljs-string" style:display-name="hljs-string" style:family="text" style:parent-style-name="Standardskrifttypeiafsnit"/>
    <style:style style:name="hljs-title" style:display-name="hljs-title" style:family="text" style:parent-style-name="Standardskrifttypeiafsnit"/>
    <style:style style:name="hljs-function" style:display-name="hljs-function" style:family="text" style:parent-style-name="Standardskrifttypeiafsnit"/>
    <style:style style:name="hljs-type" style:display-name="hljs-type" style:family="text" style:parent-style-name="Standardskrifttypeiafsnit"/>
    <style:style style:name="hljs-params" style:display-name="hljs-params" style:family="text" style:parent-style-name="Standardskrifttypeiafsnit"/>
    <style:style style:name="hljs-built_in" style:display-name="hljs-built_in" style:family="text" style:parent-style-name="Standardskrifttypeiafsnit"/>
    <style:style style:name="hljs-number" style:display-name="hljs-number" style:family="text" style:parent-style-name="Standardskrifttypeiafsni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2"/>
      <number:text>%2%.</number:text>
    </number:num-list-format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ikkel Mertz</meta:initial-creator>
    <dc:creator>Mikkel Mertz</dc:creator>
    <meta:creation-date>2024-06-02T01:22:00Z</meta:creation-date>
    <dc:date>2024-06-02T01:22:00Z</dc:date>
    <meta:template xlink:href="Normal" xlink:type="simple"/>
    <meta:editing-cycles>1</meta:editing-cycles>
    <meta:editing-duration>PT0S</meta:editing-duration>
    <meta:document-statistic meta:page-count="3" meta:paragraph-count="5" meta:word-count="416" meta:character-count="2955" meta:row-count="21" meta:non-whitespace-character-count="2544"/>
  </office:meta>
</office:document-meta>
</file>